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fc5fab" style:parent-style-name="Text_20_body">
      <style:text-properties style:font-size-asian="10.5pt"/>
    </style:style>
    <style:style style:family="graphic" style:name="ade98ff" style:parent-style-name="Graphics">
      <style:graphic-properties style:horizontal-pos="center" style:horizontal-rel="paragraph" style:vertical-pos="top" style:vertical-rel="paragraph" style:wrap="none" style:wrap-contour="false"/>
    </style:style>
    <style:style style:family="paragraph" style:name="ab14e68" style:parent-style-name="Text_20_body">
      <style:paragraph-properties fo:text-align="center"/>
    </style:style>
    <style:style style:family="paragraph" style:name="a7b4542" style:parent-style-name="Heading_20_1">
      <style:paragraph-properties/>
    </style:style>
    <style:style style:family="paragraph" style:name="afc0f3b" style:parent-style-name="Standard">
      <style:text-properties style:font-size-asian="10.5pt"/>
    </style:style>
    <style:style style:family="graphic" style:name="a753975" style:parent-style-name="Formula">
      <style:graphic-properties style:horizontal-pos="from-left" style:horizontal-rel="paragraph" style:vertical-pos="from-top" svg:y="-4.15mm"/>
    </style:style>
    <style:style style:family="paragraph" style:name="a619be8" style:parent-style-name="Standard">
      <style:text-properties style:font-size-asian="10.5pt"/>
    </style:style>
    <style:style style:family="graphic" style:name="a798ab5" style:parent-style-name="OLE">
      <style:graphic-properties style:horizontal-pos="center" style:horizontal-rel="paragraph" style:vertical-rel="paragraph" style:wrap="none" style:wrap-contour="false"/>
    </style:style>
    <style:style style:family="paragraph" style:name="a4d6766" style:parent-style-name="Heading_20_1">
      <style:paragraph-properties/>
    </style:style>
    <style:style style:family="paragraph" style:name="a1e19e9" style:parent-style-name="Standard">
      <style:text-properties style:font-size-asian="10.5pt"/>
    </style:style>
    <style:style style:family="paragraph" style:name="a4eb734" style:parent-style-name="Heading_20_1">
      <style:paragraph-properties/>
    </style:style>
    <style:style style:family="paragraph" style:name="a8c30c9">
      <style:paragraph-properties fo:text-align="center"/>
    </style:style>
    <style:style style:family="graphic" style:name="a94e72e" style:parent-style-name="default">
      <style:graphic-properties style:horizontal-pos="from-left" style:horizontal-rel="paragraph" style:vertical-pos="from-top" style:vertical-rel="paragraph" style:wrap="run-through" style:wrap-contour="false" svg:x="6.79mm" svg:y="0.93mm"/>
    </style:style>
    <style:style style:family="paragraph" style:name="a58f7dc" style:parent-style-name="Heading_20_1">
      <style:paragraph-properties/>
    </style:style>
    <style:style style:family="paragraph" style:name="a8929ee" style:parent-style-name="Standard">
      <style:text-properties style:font-size-asian="10.5pt"/>
    </style:style>
  </office:automatic-styles>
  <office:body>
    <office:text>
      <text:p text:style-name="Standard">Some elements OX Text has difficulties with...</text:p>
      <text:p text:style-name="a8929ee"/>
      <text:p text:style-name="a58f7dc">Drawing</text:p>
      <text:p text:style-name="Text_20_body"><draw:frame draw:style-name="a94e72e" draw:z-index="2" svg:height="6.46mm" svg:width="44.69mm" svg:x="6.79mm" svg:y="0.93mm" text:anchor-type="paragraph"><draw:text-box><text:p text:style-name="a8c30c9">A Drawing</text:p></draw:text-box></draw:frame></text:p>
      <text:p text:style-name="a4eb734">Diagram</text:p>
      <text:p text:style-name="a1e19e9"/>
      <text:p text:style-name="a4d6766"><draw:frame draw:style-name="a798ab5" svg:height="89.99mm" svg:width="159.98mm" text:anchor-type="paragraph"><draw:image xlink:actuate="onLoad" xlink:href="./ObjectReplacements/Object 1" xlink:show="embed" xlink:type="simple"/><draw:text-box/></draw:frame>Formula</text:p>
      <text:p text:style-name="a619be8">=&gt;<draw:frame draw:style-name="a753975" draw:z-index="1" svg:height="5.04mm" svg:width="6.9mm" svg:y="-4.15mm" text:anchor-type="as-char"><draw:image xlink:actuate="onLoad" xlink:href="./ObjectReplacements/Object 2" xlink:show="embed" xlink:type="simple"/><draw:text-box/></draw:frame>&lt;=</text:p>
      <text:p text:style-name="afc0f3b"/>
      <text:p text:style-name="a7b4542">Horizontal Line</text:p>
      <text:p text:style-name="ab14e68"><draw:frame draw:style-name="ade98ff" draw:z-index="3" svg:height="3.18mm" svg:width="140.76mm" text:anchor-type="paragraph"><draw:image xlink:actuate="onLoad" xlink:href="../../../../../../Program%20Files%20(x86)/LibreOffice%203.6/share/gallery/rulers/blurulr3.gif" xlink:show="embed" xlink:type="simple"/><draw:text-box/></draw:frame></text:p>
      <text:p text:style-name="afc5fab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display-name="Horizontal Line" style:family="paragraph" style:name="Horizontal_20_Line" style:next-style-name="Text_20_body" style:parent-style-name="Standard">
      <style:paragraph-properties fo:border-bottom="0.05mm double #808080" fo:border-left="none" fo:border-right="none" fo:border-top="none" fo:margin-bottom="4.99mm" fo:margin-top="0.0mm" fo:padding-bottom="0.0mm" fo:padding-left="0.0mm" fo:padding-right="0.0mm" fo:padding-top="0.0mm"/>
      <style:text-properties fo:font-size="6.0pt" style:font-size-asian="6.0pt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ormula" style:parent-style-name="default_drawing_style">
      <style:graphic-properties fo:margin-left="2.01mm" fo:margin-right="2.01mm" style:vertical-rel="lin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6</dc:date>
    <meta:editing-cycles>2</meta:editing-cycles>
    <meta:editing-duration>PT0.015S</meta:editing-duration>
  </office:meta>
</office:document-meta>
</file>